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paragraph-properties>
        <style:tab-stops>
          <style:tab-stop style:position="6.103cm"/>
          <style:tab-stop style:position="10.001cm"/>
        </style:tab-stops>
      </style:paragraph-properties>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Code_20_Snipet">
      <style:text-properties fo:font-style="normal" style:font-style-asian="normal" style:font-style-complex="normal"/>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Document_20_Title" style:master-page-name="First_20_Page">
      <style:paragraph-properties style:page-number="auto"/>
      <style:text-properties fo:font-size="10pt" fo:font-style="italic" style:font-size-asian="10pt" style:font-style-asian="italic"/>
    </style:style>
    <style:style style:name="P16" style:family="paragraph" style:parent-style-name="CellBody">
      <style:paragraph-properties style:snap-to-layout-grid="false"/>
    </style:style>
    <style:style style:name="P17" style:family="paragraph" style:parent-style-name="CellBody">
      <style:paragraph-properties style:snap-to-layout-grid="false"/>
      <style:text-properties fo:color="#000000" fo:font-style="italic" style:font-style-asian="italic"/>
    </style:style>
    <style:style style:name="P18" style:family="paragraph" style:parent-style-name="Definition_20_Term" style:list-style-name="WW8Num3"/>
    <style:style style:name="P19" style:family="paragraph" style:parent-style-name="Heading_20_1">
      <style:paragraph-properties fo:break-before="page"/>
      <style:text-properties fo:language="fr" fo:country="FR"/>
    </style:style>
    <style:style style:name="P20" style:family="paragraph" style:parent-style-name="Heading_20_2">
      <style:text-properties fo:language="fr" fo:country="FR"/>
    </style:style>
    <style:style style:name="P21" style:family="paragraph" style:parent-style-name="Heading_20_2">
      <style:text-properties fo:font-style="normal" style:font-style-asian="normal" style:font-style-complex="normal"/>
    </style:style>
    <style:style style:name="P22" style:family="paragraph" style:parent-style-name="Body" style:list-style-name="L1"/>
    <style:style style:name="P23" style:family="paragraph" style:parent-style-name="Body" style:list-style-name="L1">
      <style:text-properties fo:font-style="normal" style:font-style-asian="normal" style:font-style-complex="normal"/>
    </style:style>
    <style:style style:name="P24" style:family="paragraph" style:parent-style-name="Body" style:list-style-name="L2"/>
    <style:style style:name="P25" style:family="paragraph" style:parent-style-name="Body" style:list-style-name="L3"/>
    <style:style style:name="P26" style:family="paragraph" style:parent-style-name="Body" style:list-style-name="L4"/>
    <style:style style:name="P27" style:family="paragraph" style:parent-style-name="Body" style:list-style-name="L5"/>
    <style:style style:name="T1" style:family="text">
      <style:text-properties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652631507904" text:id="ct106652631507904">
          <text:insertion>
            <office:change-info>
              <dc:creator>David Bosschaert</dc:creator>
              <dc:date>2015-06-24T16:08:00</dc:date>
            </office:change-info>
          </text:insertion>
        </text:changed-region>
        <text:changed-region xml:id="ct106652631445888" text:id="ct106652631445888">
          <text:insertion>
            <office:change-info>
              <dc:creator>BJ Hargrave</dc:creator>
              <dc:date>2015-06-26T14:43:00</dc:date>
            </office:change-info>
          </text:insertion>
        </text:changed-region>
        <text:changed-region xml:id="ct106652631524416" text:id="ct106652631524416">
          <text:insertion>
            <office:change-info>
              <dc:creator>BJ Hargrave</dc:creator>
              <dc:date>2015-06-26T14:43:00</dc:date>
            </office:change-info>
          </text:insertion>
        </text:changed-region>
        <text:changed-region xml:id="ct106652631458944" text:id="ct106652631458944">
          <text:insertion>
            <office:change-info>
              <dc:creator>BJ Hargrave</dc:creator>
              <dc:date>2015-06-26T14:43:00</dc:date>
            </office:change-info>
          </text:insertion>
        </text:changed-region>
        <text:changed-region xml:id="ct106652631500992" text:id="ct106652631500992">
          <text:insertion>
            <office:change-info>
              <dc:creator>Peter Kriens</dc:creator>
              <dc:date>2015-08-03T16:35:00</dc:date>
            </office:change-info>
          </text:insertion>
        </text:changed-region>
        <text:changed-region xml:id="ct106652631492352" text:id="ct106652631492352">
          <text:insertion>
            <office:change-info>
              <dc:creator>Peter Kriens</dc:creator>
              <dc:date>2015-08-03T16:35:00</dc:date>
            </office:change-info>
          </text:insertion>
        </text:changed-region>
        <text:changed-region xml:id="ct106102873641408" text:id="ct106102873641408">
          <text:insertion>
            <office:change-info>
              <dc:creator>Peter Kriens</dc:creator>
              <dc:date>2015-08-03T16:35:00</dc:date>
            </office:change-info>
          </text:insertion>
        </text:changed-region>
        <text:changed-region xml:id="ct107202385244224" text:id="ct107202385244224">
          <text:deletion>
            <office:change-info>
              <dc:creator>David Bosschaert</dc:creator>
              <dc:date>2015-06-24T16:08:00</dc:date>
            </office:change-info>
            <text:p text:style-name="Body">atomic</text:p>
          </text:deletion>
        </text:changed-region>
        <text:changed-region xml:id="ct107202385245376" text:id="ct107202385245376">
          <text:insertion>
            <office:change-info>
              <dc:creator>David Bosschaert</dc:creator>
              <dc:date>2015-06-24T16:08:00</dc:date>
            </office:change-info>
          </text:insertion>
        </text:changed-region>
        <text:changed-region xml:id="ct106652631474496" text:id="ct106652631474496">
          <text:insertion>
            <office:change-info>
              <dc:creator>BJ Hargrave</dc:creator>
              <dc:date>2015-06-26T14:42:00</dc:date>
            </office:change-info>
          </text:insertion>
        </text:changed-region>
        <text:changed-region xml:id="ct105553119832512" text:id="ct105553119832512">
          <text:insertion>
            <office:change-info>
              <dc:creator>Peter Kriens</dc:creator>
              <dc:date>2015-08-03T16:36:00</dc:date>
            </office:change-info>
          </text:insertion>
        </text:changed-region>
        <text:changed-region xml:id="ct106652631465280" text:id="ct106652631465280">
          <text:insertion>
            <office:change-info>
              <dc:creator>David Bosschaert</dc:creator>
              <dc:date>2015-06-24T16:10:00</dc:date>
            </office:change-info>
          </text:insertion>
        </text:changed-region>
        <text:changed-region xml:id="ct106652631462784" text:id="ct106652631462784">
          <text:insertion>
            <office:change-info>
              <dc:creator>David Bosschaert</dc:creator>
              <dc:date>2015-06-24T16: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9-Object-Conversion</text:user-defined></text:p>
      <text:p text:style-name="Document_20_Title"><text:span text:style-name="T2">Draft<text:line-break/><text:line-break/></text:span><text:span text:style-name="T2"><text:page-count style:num-format="1">10</text:page-count></text:span><text:span text:style-name="T2"> Pages</text:span></text:p>
      <text:p text:style-name="P10">Abstract</text:p>
      <text:p text:style-name="P1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9" text:outline-level="1" text:restart-numbering="true" text:start-value="-1">Document Information</text:h>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4">0.1 Table of Contents<text:tab/>2</text:p>
          <text:p text:style-name="P14">0.2 Terminology and Document Conventions<text:tab/>3</text:p>
          <text:p text:style-name="P14">0.3 Revision History<text:tab/>3</text:p>
          <text:p text:style-name="P13">1 Introduction<text:tab/>3</text:p>
          <text:p text:style-name="P13">2 Application Domain<text:tab/>4</text:p>
          <text:p text:style-name="P14">2.1 Conversions<text:tab/>4</text:p>
          <text:p text:style-name="P14">2.2 Reflection<text:tab/>5</text:p>
          <text:p text:style-name="P14">2.3 Terminology + Abbreviations <text:tab/>5</text:p>
          <text:p text:style-name="P13">3 Problem Description<text:tab/>6</text:p>
          <text:p text:style-name="P13">4 Use Cases<text:tab/>6</text:p>
          <text:p text:style-name="P14">4.1 Configuration Admin Properties Handling<text:tab/>6</text:p>
          <text:p text:style-name="P14">4.2 REST API 1<text:tab/>7</text:p>
          <text:p text:style-name="P14">4.3 REST API 2<text:tab/>7</text:p>
          <text:p text:style-name="P14">4.4 REST API 3<text:tab/>7</text:p>
          <text:p text:style-name="P14">4.5 Configurable<text:tab/>8</text:p>
          <text:p text:style-name="P13">5 Requirements<text:tab/>8</text:p>
          <text:p text:style-name="P14">5.1 General<text:tab/>8</text:p>
          <text:p text:style-name="P14">5.2 Maps<text:tab/>8</text:p>
          <text:p text:style-name="P14">5.3 DTOs<text:tab/>8</text:p>
          <text:p text:style-name="P14">5.4 JSON<text:tab/>9</text:p>
          <text:p text:style-name="P13">6 Document Support<text:tab/>10</text:p>
          <text:p text:style-name="P14">6.1 References<text:tab/>10</text:p>
          <text:p text:style-name="P14">6.2 Author’s Address<text:tab/>10</text:p>
          <text:p text:style-name="P14">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01-12-14</text:p>
          </table:table-cell>
          <table:table-cell table:style-name="Table1.C1" office:value-type="string">
            <text:p text:style-name="P3">Initial</text:p>
            <text:p text:style-name="P3"><text:a xlink:type="simple" xlink:href="mailto:Peter.Kriens@aQute.biz" text:style-name="Internet_20_link" text:visited-style-name="Visited_20_Internet_20_Link">Peter.Kriens@aQute.biz</text:a></text:p>
          </table:table-cell>
        </table:table-row>
        <table:table-row table:style-name="Table1.2">
          <table:table-cell table:style-name="Table1.A3" office:value-type="float" office:value="0.1">
            <text:p text:style-name="P2">0,1</text:p>
          </table:table-cell>
          <table:table-cell table:style-name="Table1.B3" office:value-type="date" office:date-value="2015-05-06">
            <text:p text:style-name="P3">06-05-15</text:p>
          </table:table-cell>
          <table:table-cell table:style-name="Table1.C3" office:value-type="string">
            <text:p text:style-name="P3">David Bosschaert – Small tweaks to the requirements as discussed at the Cologne F2F.</text:p>
          </table:table-cell>
        </table:table-row>
        <table:table-row table:style-name="Table1.2">
          <table:table-cell table:style-name="Table1.A3" office:value-type="float" office:value="0.2">
            <text:p text:style-name="P2">0,2</text:p>
          </table:table-cell>
          <table:table-cell table:style-name="Table1.B3" office:value-type="date" office:date-value="2015-06-24">
            <text:p text:style-name="P3">24-06-15</text:p>
          </table:table-cell>
          <table:table-cell table:style-name="Table1.C3" office:value-type="string">
            <text:p text:style-name="P3"><text:change-start text:change-id="ct106652631507904"/>David Bosschaert – Small changes following discussion at Chicago F2F.<text:change-end text:change-id="ct106652631507904"/></text:p>
          </table:table-cell>
        </table:table-row>
        <table:table-row table:style-name="Table1.2">
          <table:table-cell table:style-name="Table1.A5" office:value-type="string">
            <text:p text:style-name="P2"><text:change-start text:change-id="ct106652631445888"/>0.3<text:change-end text:change-id="ct106652631445888"/></text:p>
          </table:table-cell>
          <table:table-cell table:style-name="Table1.A5" office:value-type="string">
            <text:p text:style-name="P3"><text:change-start text:change-id="ct106652631524416"/>2015-06-26<text:change-end text:change-id="ct106652631524416"/></text:p>
          </table:table-cell>
          <table:table-cell table:style-name="Table1.C3" office:value-type="string">
            <text:p text:style-name="P3"><text:change-start text:change-id="ct106652631458944"/>Added UUID to Java types. See https://github.com/bndtools/bnd/pull/986.</text:p>
            <text:p text:style-name="P3">BJ Hargrave<text:change-end text:change-id="ct106652631458944"/></text:p>
          </table:table-cell>
        </table:table-row>
        <table:table-row table:style-name="Table1.2">
          <table:table-cell table:style-name="Table1.A3" office:value-type="float" office:value="0.4">
            <text:p text:style-name="P2"><text:change-start text:change-id="ct106652631500992"/>0,4<text:change-end text:change-id="ct106652631500992"/></text:p>
          </table:table-cell>
          <table:table-cell table:style-name="Table1.B3" office:value-type="date" office:date-value="2015-08-03">
            <text:p text:style-name="P3"><text:change-start text:change-id="ct106652631492352"/>03-08-15<text:change-end text:change-id="ct106652631492352"/></text:p>
          </table:table-cell>
          <table:table-cell table:style-name="Table1.C3" office:value-type="string">
            <text:p text:style-name="P3"><text:change-start text:change-id="ct106102873641408"/>Added ServiceReference and Event conversions<text:change-end text:change-id="ct106102873641408"/></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6">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Heading_20_1" text:outline-level="1"><text:soft-page-break/>Application Domain</text:h>
      <text:p text:style-name="P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4">DTOs</text:span><text:span text:style-name="T1">).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8">By limiting the allowed data types in DTOs and ensuring they have no cycles they can be easily (de)serialized using JSON, providing easy interactions with Javascript.</text:p>
      <text:p text:style-name="Body"><text:span text:style-name="T1">In enRoute, a </text:span><text:span text:style-name="T4">DTO+</text:span><text:span text:style-name="T1"> is a DTO but it additionally allows many additional types and defines the rules for creating these types in a conversion.</text:span></text:p>
      <text:p text:style-name="P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3605986405310878520" text:style-name="L1">
        <text:list-item>
          <text:p text:style-name="P23">Deep copy – Create two DTOs that are equal but do not share any instances</text:p>
        </text:list-item>
        <text:list-item>
          <text:p text:style-name="P23">Deep equals – Compare two DTOs for equality</text:p>
        </text:list-item>
        <text:list-item>
          <text:p text:style-name="P23">Shallow copy – Create a new DTO but share the fields</text:p>
        </text:list-item>
        <text:list-item>
          <text:p text:style-name="P23">Diff – Calculate the difference between 2 DTOs, providing where and why the the objects are different.</text:p>
        </text:list-item>
        <text:list-item>
          <text:p text:style-name="P22"><text:span text:style-name="T1">Path based access – Provide a path based access into a DTO. E.g. a path can be </text:span><text:span text:style-name="Example"><text:span text:style-name="T1">foo.4.abc</text:span></text:span></text:p>
        </text:list-item>
      </text:list>
      <text:h text:style-name="P21" text:outline-level="2">Conversions</text:h>
      <text:p text:style-name="Body"><text:span text:style-name="T1">The Java language has the concept of a </text:span><text:span text:style-name="T4">type</text:span><text:span text:style-name="T1">. A type is defined by either a class or one of the generic types.</text:span></text:p>
      <text:p text:style-name="Body"><text:span text:style-name="T1">The first level of conversion of a </text:span><text:span text:style-name="T5">value</text:span><text:span text:style-name="T1"> is limited to </text:span><text:span text:style-name="T4">simple types</text:span>. Simple types are either booleans, characters, numbers, and String. Simple types do not use generics and have no cardinality, they are <text:change text:change-id="ct107202385244224"/><text:change-start text:change-id="ct107202385245376"/>immutable<text:change-end text:change-id="ct107202385245376"/>. For example, converting a <text:span text:style-name="Example">String</text:span> to an <text:span text:style-name="Example">int</text:span>. In general the developer that is writing the conversion expects a specific type as input a<text:soft-page-break/>nd then calls an appropriate method to do the actual conversion: <text:s/><text:span text:style-name="Example">int integer = Integer.valueOf(string)</text:span>. </text:p>
      <text:p text:style-name="Body">The second level are <text:span text:style-name="T4">cardinal</text:span> types:</text:p>
      <text:list xml:id="list5089229312883933169" text:style-name="L2">
        <text:list-item>
          <text:p text:style-name="P24"><text:span text:style-name="T4">Collection</text:span> – An enumeration of zero or more values.</text:p>
        </text:list-item>
        <text:list-item>
          <text:p text:style-name="P24"><text:span text:style-name="T4">Arrays</text:span> – An enumeration of zero or more values.</text:p>
        </text:list-item>
        <text:list-item>
          <text:p text:style-name="P24"><text:span text:style-name="T4">Map</text:span> – A mapping from one value to another value</text:p>
        </text:list-item>
      </text:list>
      <text:h text:style-name="P21" text:outline-level="2">Reflection</text:h>
      <text:p text:style-name="P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4">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12">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8">Libraries like the bnd Converter can use the reflective information to create another object of a desired type. For example:</text:p>
      <text:p text:style-name="P12">byte[] barray = Converter.cnv( byte[].class, “1”); // new byte[]{1}</text:p>
      <text:p text:style-name="P12">List&lt;Short&gt; shorts = Converter.cnv( </text:p>
      <text:p text:style-name="P12"><text:s text:c="6"/>new TypeReference&lt;List&lt;Short&gt;&gt;(){}, new String[]{“1”,”2”}); // [1, 2]</text:p>
      <text:p text:style-name="P12">FooConfig fooConfig = Converter.cnv( FooConfig.class, map );</text:p>
      <text:p text:style-name="P12">Map&lt;String,Object&gt; map = Converter.cnv( </text:p>
      <text:p text:style-name="P12"><text:s text:c="6"/>new TypeReference&lt;Map&lt;String,Object&gt;&gt;(){}, dto );</text:p>
      <text:p text:style-name="Body"><text:span text:style-name="T1">The bnd JSON Codec extend this model to </text:span><text:span text:style-name="T4">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viations </text:h>
      <text:list xml:id="list7926119905070718808" text:style-name="L3">
        <text:list-item>
          <text:p text:style-name="P25">DTO+ – a DTO with an identity.</text:p>
        </text:list-item>
      </text:list>
      <text:h text:style-name="Heading_20_1"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2482933640150647795" text:style-name="L4">
        <text:list-item>
          <text:p text:style-name="P26">General any-to-any type conversion </text:p>
        </text:list-item>
        <text:list-item>
          <text:p text:style-name="P26">Extension to the DTO model that allows more types to be used in its fields</text:p>
        </text:list-item>
        <text:list-item>
          <text:p text:style-name="P26">Extension to the DTO that provides DTOs with an identity and if applicable comparable.</text:p>
        </text:list-item>
        <text:list-item>
          <text:p text:style-name="P26">DTO support for copying, equals, and diffing</text:p>
        </text:list-item>
        <text:list-item>
          <text:p text:style-name="P26">JSON encoding/decoding</text:p>
        </text:list-item>
      </text:list>
      <text:h text:style-name="Heading_20_1" text:outline-level="1">Use Cases</text:h>
      <text:h text:style-name="P21" text:outline-level="2">Configuration Admin Properties Handling</text:h>
      <text:p text:style-name="P8">Al Bundle uses Configuration Admin and gets his bundle's properties. These properties are:</text:p>
      <text:p text:style-name="P12">port <text:s text:c="9"/>“20”</text:p>
      <text:p text:style-name="P12">host <text:s text:c="9"/>“localhost”</text:p>
      <text:p text:style-name="P12">debug <text:s text:c="8"/>“true”</text:p>
      <text:p text:style-name="P12">pattern <text:s text:c="6"/>“.*”</text:p>
      <text:p text:style-name="P8">Al has defined these property keys in an interfaces:</text:p>
      <text:p text:style-name="P12">interface AlsConfig {</text:p>
      <text:p text:style-name="P12"><text:s text:c="2"/>int port();</text:p>
      <text:p text:style-name="P12"><text:s text:c="2"/>String host();</text:p>
      <text:p text:style-name="P12"><text:s text:c="2"/>boolean debug();</text:p>
      <text:p text:style-name="P12"><text:s text:c="2"/>List&lt;Pattern&gt; pattern();</text:p>
      <text:p text:style-name="P12"><text:soft-page-break/>}</text:p>
      <text:p text:style-name="P8">Using the DTOs service, Al converts the properties to the interface:</text:p>
      <text:p text:style-name="P12">Configuration c = cm.getConfiguration(alsPid,”?”);</text:p>
      <text:p text:style-name="P12">FooConfig config = dtos.convert( c.getProperties() ).to( FooConfig.class);</text:p>
      <text:p text:style-name="P8">Al now has type safe access to its properties, any conversion errors throw exceptions.</text:p>
      <text:h text:style-name="P21" text:outline-level="2">REST API 1</text:h>
      <text:p text:style-name="P7">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d);</text:p>
      <text:p text:style-name="Code_20_Snipet"><text:soft-page-break/><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4720082382953438686" text:style-name="L5">
        <text:list-item>
          <text:p text:style-name="P27">G0010 – Provide a service that can convert any object to a given type. The specification must clearly outline what conversions are possible but must at least allow the simple types, maps, collections, and arrays.</text:p>
        </text:list-item>
        <text:list-item>
          <text:p text:style-name="P27">G0020 – Provide a type reference class</text:p>
        </text:list-item>
        <text:list-item>
          <text:p text:style-name="P27">G0030 – It must be possible to specify the destination type with a class, a generic type (Type&lt;T&gt;), or a type reference. </text:p>
        </text:list-item>
        <text:list-item>
          <text:p text:style-name="P27">G0040 – It must be possible to convert Strings to popular Java types like Pattern, File, Date, Java Date/Time<text:change-start text:change-id="ct106652631474496"/>, UUID<text:change-end text:change-id="ct106652631474496"/>, et al. The specification must clearly define the rules for these classes.<text:change-start text:change-id="ct105553119832512"/></text:p>
        </text:list-item>
        <text:list-item>
          <text:p text:style-name="P27">G0045 – It must be possible to convert EventAdmin Event objects and Service Reference objects to Map&lt;String,Object&gt;<text:change-end text:change-id="ct105553119832512"/><text:change-start text:change-id="ct106652631465280"/></text:p>
        </text:list-item>
        <text:list-item>
          <text:p text:style-name="P27">G0050 – The solution should be usable outside of an OSGi Framework<text:change-end text:change-id="ct106652631465280"/><text:change-start text:change-id="ct106652631462784"/>, <text:span text:style-name="T7">i.e.</text:span> in plain Java environment.<text:change-end text:change-id="ct106652631462784"/></text:p>
        </text:list-item>
      </text:list>
      <text:h text:style-name="Heading_20_2" text:outline-level="2">Maps</text:h>
      <text:list xml:id="list1357287699" text:continue-numbering="true" text:style-name="L5">
        <text:list-item>
          <text:p text:style-name="P27">M0010 – It must be possible to convert a Map or Dictionary to an interface where the method names are used as keys</text:p>
        </text:list-item>
        <text:list-item>
          <text:p text:style-name="P27">M0020 – It must be possible to convert a DTO+ to a Map&lt;String,Object&gt; and vice versa</text:p>
        </text:list-item>
      </text:list>
      <text:h text:style-name="Heading_20_2" text:outline-level="2"><text:soft-page-break/>DTOs</text:h>
      <text:list xml:id="list1858796483" text:continue-numbering="true" text:style-name="L5">
        <text:list-item>
          <text:p text:style-name="P27">D0005 – It must be possible to assign an identity to a DTO. This shall be referred to as a DTO+.</text:p>
        </text:list-item>
        <text:list-item>
          <text:p text:style-name="P27">D0010 – It must be possible to diff two objects of the same type returning information where the DTO+'s differ and in what way.</text:p>
        </text:list-item>
        <text:list-item>
          <text:p text:style-name="P27">D0020 – Provide a proper deepEquals that assumes DTO+</text:p>
        </text:list-item>
        <text:list-item>
          <text:p text:style-name="P27">D0030 – Provide a way for types to handle conversion from and to strings for non-specified types</text:p>
        </text:list-item>
        <text:list-item>
          <text:p text:style-name="P27">D0040 – Provide a way to set/get fields from a DTO+ through a string path.</text:p>
        </text:list-item>
        <text:list-item>
          <text:p text:style-name="P27">D0050 – Provide a base class for identity DTO+s</text:p>
        </text:list-item>
        <text:list-item>
          <text:p text:style-name="P27">D0060 – Provide a compare function for identity DTOs that have a primary key that is comparable</text:p>
        </text:list-item>
        <text:list-item>
          <text:p text:style-name="P27">D0070 – Provide a way to find out if a DTO+ is complex</text:p>
        </text:list-item>
        <text:list-item>
          <text:p text:style-name="P27">D0080 – Provide a way to find out an object is <text:s/>DTO+</text:p>
        </text:list-item>
        <text:list-item>
          <text:p text:style-name="P27">D0090 – Provide a way to verify that an object is a DTO+ and has no cycles</text:p>
        </text:list-item>
        <text:list-item>
          <text:p text:style-name="P27">D0100 – Provide a deep copy routine for a DTO+</text:p>
        </text:list-item>
        <text:list-item>
          <text:p text:style-name="P27">D0110 – Provide a shallow copy routine for a DTO+</text:p>
        </text:list-item>
      </text:list>
      <text:h text:style-name="Heading_20_2" text:outline-level="2">JSON</text:h>
      <text:list xml:id="list1843614696" text:continue-numbering="true" text:style-name="L5">
        <text:list-item>
          <text:p text:style-name="P27">J0010 – Provide a JSON encoder and decoder that uses the conversion rules for the conversion from JSON types to destination types</text:p>
        </text:list-item>
        <text:list-item>
          <text:p text:style-name="P27">J0020 – JSON decoding must be able to provide a value without specifying any type for the destination</text:p>
        </text:list-item>
        <text:list-item>
          <text:p text:style-name="P27">J0030 – The output must be an OutputStream, Appendable, or String</text:p>
        </text:list-item>
        <text:list-item>
          <text:p text:style-name="P27">J0040 – The input must be an InputStream, Readable, or String</text:p>
        </text:list-item>
        <text:list-item>
          <text:p text:style-name="P27">J0050 – It must be possible to pretty print the output</text:p>
        </text:list-item>
        <text:list-item>
          <text:p text:style-name="P27">J0055 – It must be possible to generate canonical, compact output</text:p>
        </text:list-item>
        <text:list-item>
          <text:p text:style-name="P27">J0060 – It must be possible to specify the output character set for a stream</text:p>
        </text:list-item>
        <text:list-item>
          <text:p text:style-name="P27">J0070 – It must be possible to specify if nulls are outputed or not</text:p>
        </text:list-item>
        <text:list-item>
          <text:p text:style-name="P27">J0080 – It must be possible to add hook to the conversions for custom types for encoding and decoding</text:p>
        </text:list-item>
      </text:list>
      <text:h text:style-name="Heading_20_1" text:outline-level="1"><text:soft-page-break/>Document Support</text:h>
      <text:h text:style-name="Heading_20_2" text:outline-level="2">References</text:h>
      <text:list xml:id="list42165495141239385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8">Software Requirements &amp; Specifications. Michael Jackson. ISBN 0-201-87712-0</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9-Object-Conversion</text:user-defined><text:tab/>Page <text:page-number text:select-page="current">10</text:page-number> of <text:page-count style:num-format="1">10</text:page-count></text:p>
        <text:p text:style-name="Header"/>
        <text:p text:style-name="Header"><text:tab/>Draft<text:tab/><text:modification-date style:data-style-name="N76">August 3,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2</meta:editing-cycles>
    <meta:editing-duration>PT20H41M28S</meta:editing-duration>
    <meta:initial-creator>Peter Kriens</meta:initial-creator>
    <dc:date>2015-08-03T16:36:50</dc:date>
    <dc:creator>Peter Kriens</dc:creator>
    <meta:document-statistic meta:table-count="2" meta:image-count="2" meta:object-count="0" meta:page-count="10" meta:paragraph-count="215" meta:word-count="2628" meta:character-count="15742"/>
    <meta:user-defined meta:name="Company">OSGi Alliance</meta:user-defined>
    <meta:user-defined meta:name="Info 3"/>
    <meta:user-defined meta:name="Info 4"/>
    <meta:user-defined meta:name="RFP Title">RFP-169-Object-Conversion</meta:user-defined>
  </office:meta>
</office:document-meta>
</file>